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standard">
      <style:graphic-properties svg:stroke-color="#000000" draw:fill-color="#ffff66" draw:textarea-vertical-align="middl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66cm"/>
    </style:style>
    <style:style style:name="gr14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566cm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2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4cm" svg:height="0.4cm" draw:transform="rotate (0.000349065850398866) translate (0.3cm 1.706cm)">
          <text:p/>
        </draw:rect>
        <draw:rect draw:style-name="gr1" draw:text-style-name="P1" draw:layer="layout" svg:width="9cm" svg:height="0.4cm" svg:x="0.3cm" svg:y="5cm">
          <text:p/>
        </draw:rect>
        <draw:rect draw:style-name="gr1" draw:text-style-name="P1" draw:layer="layout" svg:width="7.9cm" svg:height="0.4cm" svg:x="9.8cm" svg:y="5cm">
          <text:p/>
        </draw:rect>
        <draw:rect draw:style-name="gr2" draw:text-style-name="P2" draw:layer="layout" svg:width="2.7cm" svg:height="0.8cm" svg:x="7.2cm" svg:y="1.5cm">
          <text:p/>
        </draw:rect>
        <draw:line draw:style-name="gr3" draw:text-style-name="P3" draw:layer="layout" svg:x1="9.2cm" svg:y1="1.3cm" svg:x2="9.2cm" svg:y2="1.9cm">
          <text:p/>
        </draw:line>
        <draw:circle draw:style-name="gr4" draw:text-style-name="P4" draw:layer="layout" svg:width="0.6cm" svg:height="0.6cm" svg:x="8.9cm" svg:y="0.9cm">
          <text:p/>
        </draw:circl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6cm" svg:x2="4.6cm" svg:y2="1cm">
          <text:p/>
        </draw:line>
        <draw:line draw:style-name="gr5" draw:text-style-name="P3" draw:layer="layout" svg:x1="7.6cm" svg:y1="0.8cm" svg:x2="10.6cm" svg:y2="0.8cm">
          <text:p/>
        </draw:line>
        <draw:line draw:style-name="gr5" draw:text-style-name="P3" draw:layer="layout" svg:x1="10.6cm" svg:y1="0.6cm" svg:x2="10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6.2cm" svg:y1="0.5cm" svg:x2="9.2cm" svg:y2="0.5cm">
          <text:p/>
        </draw:line>
        <draw:line draw:style-name="gr5" draw:text-style-name="P3" draw:layer="layout" svg:x1="9.2cm" svg:y1="0.3cm" svg:x2="9.2cm" svg:y2="0.7cm">
          <text:p/>
        </draw:line>
        <draw:line draw:style-name="gr5" draw:text-style-name="P3" draw:layer="layout" svg:x1="6.2cm" svg:y1="0.3cm" svg:x2="6.2cm" svg:y2="0.7cm">
          <text:p/>
        </draw:line>
        <draw:line draw:style-name="gr5" draw:text-style-name="P3" draw:layer="layout" svg:x1="9.2cm" svg:y1="0.5cm" svg:x2="12.2cm" svg:y2="0.5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rect draw:style-name="gr6" draw:text-style-name="P6" draw:layer="layout" svg:width="1cm" svg:height="0.6cm" svg:x="3.1cm" svg:y="1.6cm">
          <text:p text:style-name="P5"><text:span text:style-name="T1">G1</text:span></text:p>
        </draw:rect>
        <draw:rect draw:style-name="gr6" draw:text-style-name="P6" draw:layer="layout" svg:width="1.6cm" svg:height="0.6cm" svg:x="6cm" svg:y="1.6cm">
          <text:p text:style-name="P5"><text:span text:style-name="T1">G2</text:span></text:p>
        </draw:rect>
        <draw:line draw:style-name="gr3" draw:text-style-name="P3" draw:layer="layout" svg:x1="7.6cm" svg:y1="1.353cm" svg:x2="7.6cm" svg:y2="1.953cm">
          <text:p/>
        </draw:line>
        <draw:circle draw:style-name="gr4" draw:text-style-name="P4" draw:layer="layout" svg:width="0.6cm" svg:height="0.6cm" svg:x="7.3cm" svg:y="0.953cm">
          <text:p/>
        </draw:circle>
        <draw:rect draw:style-name="gr6" draw:text-style-name="P6" draw:layer="layout" svg:width="0.9cm" svg:height="0.6cm" svg:x="10.5cm" svg:y="1.6cm">
          <text:p text:style-name="P5"><text:span text:style-name="T1">G3</text:span></text:p>
        </draw:rect>
        <draw:rect draw:style-name="gr6" draw:text-style-name="P6" draw:layer="layout" svg:width="1.7cm" svg:height="0.6cm" svg:x="14.6cm" svg:y="1.6cm">
          <text:p text:style-name="P5"><text:span text:style-name="T1">G4</text:span></text:p>
        </draw:rect>
        <draw:line draw:style-name="gr7" draw:text-style-name="P3" draw:layer="layout" svg:x1="9.5cm" svg:y1="4.7cm" svg:x2="9.1cm" svg:y2="5.6cm">
          <text:p/>
        </draw:line>
        <draw:line draw:style-name="gr7" draw:text-style-name="P3" draw:layer="layout" svg:x1="10cm" svg:y1="4.7cm" svg:x2="9.6cm" svg:y2="5.6cm">
          <text:p/>
        </draw:line>
        <draw:rect draw:style-name="gr6" draw:text-style-name="P6" draw:layer="layout" svg:width="0.7cm" svg:height="0.6cm" svg:x="0.902cm" svg:y="4.9cm">
          <text:p text:style-name="P5"><text:span text:style-name="T1">G5</text:span></text:p>
        </draw:rect>
        <draw:rect draw:style-name="gr6" draw:text-style-name="P6" draw:layer="layout" svg:width="0.8cm" svg:height="0.6cm" svg:x="4.1cm" svg:y="4.9cm">
          <text:p text:style-name="P5"><text:span text:style-name="T1">G6</text:span></text:p>
        </draw:rect>
        <draw:rect draw:style-name="gr6" draw:text-style-name="P6" draw:layer="layout" svg:width="1cm" svg:height="0.6cm" svg:x="6.1cm" svg:y="4.9cm">
          <text:p text:style-name="P5"><text:span text:style-name="T1">G7</text:span></text:p>
        </draw:rect>
        <draw:custom-shape draw:style-name="gr8" draw:text-style-name="P7" draw:layer="layout" svg:width="0.4cm" svg:height="0.9cm" svg:x="9.3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0.4cm" svg:height="0.9cm" svg:x="7.8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8cm" svg:height="0.839cm" svg:x="3.5cm" svg:y="4.3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2cm" svg:y1="4.2cm" svg:x2="14.2cm" svg:y2="4.2cm">
          <text:p/>
        </draw:line>
        <draw:line draw:style-name="gr5" draw:text-style-name="P3" draw:layer="layout" svg:x1="14.2cm" svg:y1="4cm" svg:x2="14.2cm" svg:y2="4.4cm">
          <text:p/>
        </draw:line>
        <draw:line draw:style-name="gr5" draw:text-style-name="P3" draw:layer="layout" svg:x1="11.2cm" svg:y1="4cm" svg:x2="11.2cm" svg:y2="4.4cm">
          <text:p/>
        </draw:line>
        <draw:line draw:style-name="gr5" draw:text-style-name="P3" draw:layer="layout" svg:x1="14.2cm" svg:y1="4.2cm" svg:x2="17.2cm" svg:y2="4.2cm">
          <text:p/>
        </draw:line>
        <draw:line draw:style-name="gr5" draw:text-style-name="P3" draw:layer="layout" svg:x1="17.2cm" svg:y1="4cm" svg:x2="17.2cm" svg:y2="4.4cm">
          <text:p/>
        </draw:line>
        <draw:line draw:style-name="gr5" draw:text-style-name="P3" draw:layer="layout" svg:x1="0.9cm" svg:y1="4.2cm" svg:x2="3.9cm" svg:y2="4.2cm">
          <text:p/>
        </draw:line>
        <draw:line draw:style-name="gr5" draw:text-style-name="P3" draw:layer="layout" svg:x1="3.9cm" svg:y1="4cm" svg:x2="3.9cm" svg:y2="4.4cm">
          <text:p/>
        </draw:line>
        <draw:line draw:style-name="gr5" draw:text-style-name="P3" draw:layer="layout" svg:x1="0.9cm" svg:y1="4cm" svg:x2="0.9cm" svg:y2="4.4cm">
          <text:p/>
        </draw:line>
        <draw:line draw:style-name="gr5" draw:text-style-name="P3" draw:layer="layout" svg:x1="3.9cm" svg:y1="4.2cm" svg:x2="6.9cm" svg:y2="4.2cm">
          <text:p/>
        </draw:line>
        <draw:line draw:style-name="gr5" draw:text-style-name="P3" draw:layer="layout" svg:x1="6.9cm" svg:y1="4cm" svg:x2="6.9cm" svg:y2="4.4cm">
          <text:p/>
        </draw:line>
        <draw:rect draw:style-name="gr6" draw:text-style-name="P6" draw:layer="layout" svg:width="0.8cm" svg:height="0.6cm" svg:x="11.7cm" svg:y="4.9cm">
          <text:p text:style-name="P5"><text:span text:style-name="T1">G9</text:span></text:p>
        </draw:rect>
        <draw:rect draw:style-name="gr6" draw:text-style-name="P6" draw:layer="layout" svg:width="1.3cm" svg:height="0.6cm" svg:x="14.5cm" svg:y="4.9cm">
          <text:p text:style-name="P5"><text:span text:style-name="T1">G10</text:span></text:p>
        </draw:rect>
        <draw:rect draw:style-name="gr6" draw:text-style-name="P6" draw:layer="layout" svg:width="1.2cm" svg:height="0.6cm" svg:x="16.2cm" svg:y="4.9cm">
          <text:p text:style-name="P5"><text:span text:style-name="T1">G11</text:span></text:p>
        </draw:rect>
        <draw:custom-shape draw:style-name="gr9" draw:text-style-name="P8" draw:layer="layout" svg:width="0.8cm" svg:height="0.839cm" svg:x="13.801cm" svg:y="4.35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0" draw:text-style-name="P3" draw:layer="layout" svg:width="3.499cm" svg:height="2.999cm" svg:x="3.9cm" svg:y="0.9cm" svg:viewBox="0 0 3500 3000" svg:d="M0 3000c100-2667 3500-3000 3500-3000">
          <text:p/>
        </draw:path>
        <draw:path draw:style-name="gr10" draw:text-style-name="P9" draw:layer="layout" svg:width="0.199cm" svg:height="3.099cm" svg:x="14.2cm" svg:y="0.9cm" svg:viewBox="0 0 200 3100" svg:d="M0 3100c0-3237 200-3099 200-3099">
          <text:p/>
        </draw:path>
        <draw:path draw:style-name="gr10" draw:text-style-name="P9" draw:layer="layout" svg:width="4.799cm" svg:height="3.099cm" svg:x="9.4cm" svg:y="0.9cm" svg:viewBox="0 0 4800 3100" svg:d="M4800 3100c0-3022-4800-3100-4800-3100">
          <text:p/>
        </draw:path>
        <draw:frame draw:style-name="gr11" draw:text-style-name="P10" draw:layer="layout" svg:width="2.6cm" svg:height="0.806cm" svg:x="4.5cm" svg:y="0.1cm">
          <draw:text-box>
            <text:p><text:span text:style-name="T2">250kb</text:span></text:p>
          </draw:text-box>
        </draw:frame>
        <draw:rect draw:style-name="gr2" draw:text-style-name="P2" draw:layer="layout" svg:width="1.1cm" svg:height="0.8cm" svg:x="0.3cm" svg:y="6.2cm">
          <text:p/>
        </draw:rect>
        <draw:custom-shape draw:style-name="gr9" draw:text-style-name="P8" draw:layer="layout" svg:width="0.8cm" svg:height="0.839cm" svg:x="0.4cm" svg:y="7.5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6" draw:layer="layout" svg:width="1cm" svg:height="0.6cm" svg:x="6.8cm" svg:y="6.3cm">
          <text:p/>
        </draw:rect>
        <draw:line draw:style-name="gr3" draw:text-style-name="P3" draw:layer="layout" svg:x1="7.3cm" svg:y1="7.884cm" svg:x2="7.3cm" svg:y2="8.484cm">
          <text:p/>
        </draw:line>
        <draw:circle draw:style-name="gr4" draw:text-style-name="P4" draw:layer="layout" svg:width="0.6cm" svg:height="0.6cm" svg:x="7cm" svg:y="7.484cm">
          <text:p/>
        </draw:circle>
        <draw:custom-shape draw:style-name="gr8" draw:text-style-name="P7" draw:layer="layout" svg:width="0.4cm" svg:height="0.9cm" svg:x="12.9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2.4cm" svg:height="1.916cm" svg:x="1.4cm" svg:y="6cm">
          <draw:text-box>
            <text:p><text:span text:style-name="T2">HERV</text:span></text:p>
            <text:p><text:span text:style-name="T2">element</text:span></text:p>
          </draw:text-box>
        </draw:frame>
        <draw:frame draw:style-name="gr13" draw:text-style-name="P10" draw:layer="layout" svg:width="2.4cm" svg:height="1.916cm" svg:x="1.4cm" svg:y="7.484cm">
          <draw:text-box>
            <text:p><text:span text:style-name="T2">SNP</text:span></text:p>
          </draw:text-box>
        </draw:frame>
        <draw:frame draw:style-name="gr13" draw:text-style-name="P10" draw:layer="layout" svg:width="2.4cm" svg:height="1.916cm" svg:x="7.7cm" svg:y="5.984cm">
          <draw:text-box>
            <text:p><text:span text:style-name="T2">Gene/</text:span></text:p>
            <text:p><text:span text:style-name="T2">probe</text:span></text:p>
          </draw:text-box>
        </draw:frame>
        <draw:frame draw:style-name="gr13" draw:text-style-name="P10" draw:layer="layout" svg:width="2.4cm" svg:height="1.916cm" svg:x="7.8cm" svg:y="7.284cm">
          <draw:text-box>
            <text:p><text:span text:style-name="T2">cpg </text:span></text:p>
            <text:p><text:span text:style-name="T2">site</text:span></text:p>
          </draw:text-box>
        </draw:frame>
        <draw:frame draw:style-name="gr13" draw:text-style-name="P10" draw:layer="layout" svg:width="2.4cm" svg:height="1.916cm" svg:x="13.7cm" svg:y="5.9cm">
          <draw:text-box>
            <text:p><text:span text:style-name="T2">TFBS</text:span></text:p>
          </draw:text-box>
        </draw:frame>
        <draw:line draw:style-name="gr14" draw:text-style-name="P3" draw:layer="layout" svg:x1="12.6cm" svg:y1="8cm" svg:x2="13.9cm" svg:y2="8.001cm">
          <text:p/>
        </draw:line>
        <draw:frame draw:style-name="gr15" draw:text-style-name="P10" draw:layer="layout" svg:width="2.4cm" svg:height="1.816cm" svg:x="13.7cm" svg:y="7.384cm">
          <draw:text-box>
            <text:p><text:span text:style-name="T2">known</text:span></text:p>
            <text:p><text:span text:style-name="T2">meQTL</text:span></text:p>
          </draw:text-box>
        </draw:frame>
        <draw:line draw:style-name="gr3" draw:text-style-name="P3" draw:layer="layout" svg:x1="14.6cm" svg:y1="1.3cm" svg:x2="14.6cm" svg:y2="1.9cm">
          <text:p/>
        </draw:line>
        <draw:circle draw:style-name="gr4" draw:text-style-name="P4" draw:layer="layout" svg:width="0.6cm" svg:height="0.6cm" svg:x="14.3cm" svg:y="0.9cm">
          <text:p/>
        </draw:circle>
        <draw:custom-shape draw:style-name="gr16" draw:text-style-name="P7" draw:layer="layout" svg:width="0.4cm" svg:height="0.9cm" svg:x="14.5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1.6cm" svg:y1="0.8cm" svg:x2="14.6cm" svg:y2="0.8cm">
          <text:p/>
        </draw:line>
        <draw:line draw:style-name="gr5" draw:text-style-name="P3" draw:layer="layout" svg:x1="14.6cm" svg:y1="0.6cm" svg:x2="14.6cm" svg:y2="1cm">
          <text:p/>
        </draw:line>
        <draw:line draw:style-name="gr5" draw:text-style-name="P3" draw:layer="layout" svg:x1="11.6cm" svg:y1="0.6cm" svg:x2="11.6cm" svg:y2="1cm">
          <text:p/>
        </draw:line>
        <draw:line draw:style-name="gr5" draw:text-style-name="P3" draw:layer="layout" svg:x1="14.6cm" svg:y1="0.8cm" svg:x2="17.6cm" svg:y2="0.8cm">
          <text:p/>
        </draw:line>
        <draw:line draw:style-name="gr5" draw:text-style-name="P3" draw:layer="layout" svg:x1="17.6cm" svg:y1="0.6cm" svg:x2="17.6cm" svg:y2="1cm">
          <text:p/>
        </draw:line>
        <draw:line draw:style-name="gr5" draw:text-style-name="P3" draw:layer="layout" svg:x1="17.6cm" svg:y1="0.6cm" svg:x2="17.6cm" svg:y2="1cm">
          <text:p/>
        </draw:line>
        <draw:line draw:style-name="gr5" draw:text-style-name="P3" draw:layer="layout" svg:x1="17.6cm" svg:y1="0.6cm" svg:x2="17.6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84cm" fo:margin-bottom="0cm" fo:margin-left="0.076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6:36:16.78</meta:creation-date>
    <dc:date>2018-03-26T15:18:40.288457044</dc:date>
    <meta:editing-duration>PT22M55S</meta:editing-duration>
    <meta:editing-cycles>3</meta:editing-cycles>
    <meta:generator>LibreOffice/5.1.6.2$Linux_X86_64 LibreOffice_project/10m0$Build-2</meta:generator>
    <meta:document-statistic meta:object-count="79"/>
  </office:meta>
</office:document-meta>
</file>